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3.3pt"/>
    </style:style>
    <style:style style:name="co4" style:family="table-column">
      <style:table-column-properties fo:break-before="auto" style:column-width="87.45pt"/>
    </style:style>
    <style:style style:name="co5" style:family="table-column">
      <style:table-column-properties fo:break-before="auto" style:column-width="62.76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75.86pt"/>
    </style:style>
    <style:style style:name="co8" style:family="table-column">
      <style:table-column-properties fo:break-before="auto" style:column-width="78.94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>
      <style:text-properties style:font-name="Arial1" fo:font-size="10pt" style:font-size-asian="10pt" style:font-size-complex="10pt"/>
    </style:style>
    <style:style style:name="ce2" style:family="table-cell" style:parent-style-name="Default" style:data-style-name="N123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3" table:default-cell-style-name="Default"/>
        <table:table-row table:style-name="ro3">
          <table:table-cell/>
          <table:table-cell office:value-type="string" calcext:value-type="string">
            <text:p>PA</text:p>
          </table:table-cell>
          <table:table-cell table:number-columns-repeated="37"/>
        </table:table-row>
        <table:table-row table:style-name="ro3">
          <table:table-cell table:number-columns-repeated="2"/>
          <table:table-cell table:style-name="ce1" office:value-type="string" calcext:value-type="string">
            <text:p>LI+</text:p>
          </table:table-cell>
          <table:table-cell table:style-name="ce1"/>
          <table:table-cell office:value-type="string" calcext:value-type="string">
            <text:p>LI</text:p>
          </table:table-cell>
          <table:table-cell/>
          <table:table-cell table:style-name="ce1" office:value-type="string" calcext:value-type="string">
            <text:p>Full-LI</text:p>
          </table:table-cell>
          <table:table-cell table:style-name="ce1"/>
          <table:table-cell table:style-name="ce1" office:value-type="string" calcext:value-type="string">
            <text:p>Zou</text:p>
          </table:table-cell>
          <table:table-cell table:style-name="ce1"/>
          <table:table-cell office:value-type="string" calcext:value-type="string">
            <text:p>Average LI</text:p>
          </table:table-cell>
          <table:table-cell office:value-type="string" calcext:value-type="string">
            <text:p>Std. Dev LI</text:p>
          </table:table-cell>
          <table:table-cell office:value-type="string" calcext:value-type="string">
            <text:p>Average LI+</text:p>
          </table:table-cell>
          <table:table-cell office:value-type="string" calcext:value-type="string">
            <text:p>Std. Dev LI+</text:p>
          </table:table-cell>
          <table:table-cell office:value-type="string" calcext:value-type="string">
            <text:p>Average Full-LI</text:p>
          </table:table-cell>
          <table:table-cell office:value-type="string" calcext:value-type="string">
            <text:p>Std. Dev Full-LI</text:p>
          </table:table-cell>
          <table:table-cell table:number-columns-repeated="23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 table:style-name="ce1" office:value-type="string" calcext:value-type="string">
            <text:p>IT (s)</text:p>
          </table:table-cell>
          <table:table-cell table:style-name="ce1" office:value-type="string" calcext:value-type="string">
            <text:p>IS (MB)</text:p>
          </table:table-cell>
          <table:table-cell office:value-type="string" calcext:value-type="string">
            <text:p>IT (s)</text:p>
          </table:table-cell>
          <table:table-cell office:value-type="string" calcext:value-type="string">
            <text:p>IS (MB)</text:p>
          </table:table-cell>
          <table:table-cell table:style-name="ce1" office:value-type="string" calcext:value-type="string">
            <text:p>IT (s)</text:p>
          </table:table-cell>
          <table:table-cell table:style-name="ce1" office:value-type="string" calcext:value-type="string">
            <text:p>IS (MB)</text:p>
          </table:table-cell>
          <table:table-cell table:style-name="ce1" office:value-type="string" calcext:value-type="string">
            <text:p>IT (s)</text:p>
          </table:table-cell>
          <table:table-cell table:style-name="ce1" office:value-type="string" calcext:value-type="string">
            <text:p>IS (MB)</text:p>
          </table:table-cell>
          <table:table-cell table:number-columns-repeated="29"/>
        </table:table-row>
        <table:table-row table:style-name="ro3">
          <table:table-cell table:number-columns-repeated="3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.71" calcext:value-type="float">
            <text:p>1.7</text:p>
          </table:table-cell>
          <table:table-cell table:style-name="ce2" office:value-type="float" office:value="87.47" calcext:value-type="float">
            <text:p>87.5</text:p>
          </table:table-cell>
          <table:table-cell table:style-name="ce2" office:value-type="float" office:value="1.22" calcext:value-type="float">
            <text:p>1.2</text:p>
          </table:table-cell>
          <table:table-cell table:style-name="ce2" office:value-type="float" office:value="85.95" calcext:value-type="float">
            <text:p>86.0</text:p>
          </table:table-cell>
          <table:table-cell table:style-name="ce2" office:value-type="float" office:value="3.55" calcext:value-type="float">
            <text:p>3.6</text:p>
          </table:table-cell>
          <table:table-cell table:style-name="ce2" office:value-type="float" office:value="270.07" calcext:value-type="float">
            <text:p>270.1</text:p>
          </table:table-cell>
          <table:table-cell table:style-name="ce2" office:value-type="float" office:value="3528.32" calcext:value-type="float">
            <text:p>3528.3</text:p>
          </table:table-cell>
          <table:table-cell table:style-name="ce2" office:value-type="float" office:value="270.01" calcext:value-type="float">
            <text:p>270.0</text:p>
          </table:table-cell>
          <table:table-cell table:style-name="ce2" office:value-type="float" office:value="679.791666666667" calcext:value-type="float">
            <text:p>679.8</text:p>
          </table:table-cell>
          <table:table-cell office:value-type="float" office:value="116.674274071022" calcext:value-type="float">
            <text:p>116.67</text:p>
          </table:table-cell>
          <table:table-cell table:style-name="ce2" office:value-type="float" office:value="397.001666666667" calcext:value-type="float">
            <text:p>397.0</text:p>
          </table:table-cell>
          <table:table-cell office:value-type="float" office:value="380.317462834231" calcext:value-type="float">
            <text:p>380.32</text:p>
          </table:table-cell>
          <table:table-cell table:style-name="ce2" office:value-type="float" office:value="998.87" calcext:value-type="float">
            <text:p>998.9</text:p>
          </table:table-cell>
          <table:table-cell office:value-type="float" office:value="600.943349879926" calcext:value-type="float">
            <text:p>600.94</text:p>
          </table:table-cell>
          <table:table-cell table:number-columns-repeated="23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5.25" calcext:value-type="float">
            <text:p>5.3</text:p>
          </table:table-cell>
          <table:table-cell table:style-name="ce2" office:value-type="float" office:value="143.06" calcext:value-type="float">
            <text:p>143.1</text:p>
          </table:table-cell>
          <table:table-cell table:style-name="ce2" office:value-type="float" office:value="4.66" calcext:value-type="float">
            <text:p>4.7</text:p>
          </table:table-cell>
          <table:table-cell table:style-name="ce2" office:value-type="float" office:value="141.11" calcext:value-type="float">
            <text:p>141.1</text:p>
          </table:table-cell>
          <table:table-cell table:style-name="ce2" office:value-type="float" office:value="10.82" calcext:value-type="float">
            <text:p>10.8</text:p>
          </table:table-cell>
          <table:table-cell table:style-name="ce2" office:value-type="float" office:value="471.82" calcext:value-type="float">
            <text:p>471.8</text:p>
          </table:table-cell>
          <table:table-cell table:style-name="ce2" office:value-type="float" office:value="12675.98" calcext:value-type="float">
            <text:p>12676.0</text:p>
          </table:table-cell>
          <table:table-cell table:style-name="ce2" office:value-type="float" office:value="471.76" calcext:value-type="float">
            <text:p>471.8</text:p>
          </table:table-cell>
          <table:table-cell table:style-name="ce2" office:value-type="float" office:value="1115.18833333333" calcext:value-type="float">
            <text:p>1115.2</text:p>
          </table:table-cell>
          <table:table-cell office:value-type="float" office:value="283.27086150891" calcext:value-type="float">
            <text:p>283.27</text:p>
          </table:table-cell>
          <table:table-cell table:style-name="ce2" office:value-type="float" office:value="605.345" calcext:value-type="float">
            <text:p>605.3</text:p>
          </table:table-cell>
          <table:table-cell office:value-type="float" office:value="175.073590327039" calcext:value-type="float">
            <text:p>175.07</text:p>
          </table:table-cell>
          <table:table-cell table:style-name="ce2" office:value-type="float" office:value="1856.55833333333" calcext:value-type="float">
            <text:p>1856.6</text:p>
          </table:table-cell>
          <table:table-cell office:value-type="float" office:value="520.302040323606" calcext:value-type="float">
            <text:p>520.3</text:p>
          </table:table-cell>
          <table:table-cell table:number-columns-repeated="2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9.74" calcext:value-type="float">
            <text:p>9.7</text:p>
          </table:table-cell>
          <table:table-cell table:style-name="ce2" office:value-type="float" office:value="196.02" calcext:value-type="float">
            <text:p>196.0</text:p>
          </table:table-cell>
          <table:table-cell table:style-name="ce2" office:value-type="float" office:value="8.57" calcext:value-type="float">
            <text:p>8.6</text:p>
          </table:table-cell>
          <table:table-cell table:style-name="ce2" office:value-type="float" office:value="194.07" calcext:value-type="float">
            <text:p>194.1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333" calcext:value-type="float">
            <text:p>333.0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532.743333333333" calcext:value-type="float">
            <text:p>532.7</text:p>
          </table:table-cell>
          <table:table-cell office:value-type="float" office:value="489.658366394367" calcext:value-type="float">
            <text:p>489.66</text:p>
          </table:table-cell>
          <table:table-cell table:style-name="ce2" office:value-type="float" office:value="576.56" calcext:value-type="float">
            <text:p>576.6</text:p>
          </table:table-cell>
          <table:table-cell office:value-type="float" office:value="761.769894567907" calcext:value-type="float">
            <text:p>761.77</text:p>
          </table:table-cell>
          <table:table-cell table:style-name="ce2" office:value-type="float" office:value="2254.10333333333" calcext:value-type="float">
            <text:p>2254.1</text:p>
          </table:table-cell>
          <table:table-cell office:value-type="float" office:value="1145.04149094824" calcext:value-type="float">
            <text:p>1145.04</text:p>
          </table:table-cell>
          <table:table-cell table:number-columns-repeated="23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16.67" calcext:value-type="float">
            <text:p>16.7</text:p>
          </table:table-cell>
          <table:table-cell table:style-name="ce2" office:value-type="float" office:value="246.95" calcext:value-type="float">
            <text:p>247.0</text:p>
          </table:table-cell>
          <table:table-cell table:style-name="ce2" office:value-type="float" office:value="16.17" calcext:value-type="float">
            <text:p>16.2</text:p>
          </table:table-cell>
          <table:table-cell table:style-name="ce2" office:value-type="float" office:value="244.4" calcext:value-type="float">
            <text:p>244.4</text:p>
          </table:table-cell>
          <table:table-cell table:style-name="ce2" office:value-type="float" office:value="33.51" calcext:value-type="float">
            <text:p>33.5</text:p>
          </table:table-cell>
          <table:table-cell table:style-name="ce2" office:value-type="float" office:value="786.26" calcext:value-type="float">
            <text:p>786.3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404.423333333333" calcext:value-type="float">
            <text:p>404.4</text:p>
          </table:table-cell>
          <table:table-cell office:value-type="float" office:value="662.563981876468" calcext:value-type="float">
            <text:p>662.56</text:p>
          </table:table-cell>
          <table:table-cell table:style-name="ce2" office:value-type="float" office:value="710.428333333333" calcext:value-type="float">
            <text:p>710.4</text:p>
          </table:table-cell>
          <table:table-cell office:value-type="float" office:value="927.197731786484" calcext:value-type="float">
            <text:p>927.2</text:p>
          </table:table-cell>
          <table:table-cell table:style-name="ce2" office:value-type="float" office:value="2422.40666666667" calcext:value-type="float">
            <text:p>2422.4</text:p>
          </table:table-cell>
          <table:table-cell office:value-type="float" office:value="1170.7128909295" calcext:value-type="float">
            <text:p>1170.71</text:p>
          </table:table-cell>
          <table:table-cell table:number-columns-repeated="23"/>
        </table:table-row>
        <table:table-row table:style-name="ro3" table:number-rows-repeated="2">
          <table:table-cell table:number-columns-repeated="39"/>
        </table:table-row>
        <table:table-row table:style-name="ro3">
          <table:table-cell/>
          <table:table-cell office:value-type="string" calcext:value-type="string">
            <text:p>ER </text:p>
          </table:table-cell>
          <table:table-cell table:number-columns-repeated="37"/>
        </table:table-row>
        <table:table-row table:style-name="ro3">
          <table:table-cell table:number-columns-repeated="2"/>
          <table:table-cell table:style-name="ce1" office:value-type="string" calcext:value-type="string">
            <text:p>LI+</text:p>
          </table:table-cell>
          <table:table-cell table:style-name="ce1"/>
          <table:table-cell office:value-type="string" calcext:value-type="string">
            <text:p>LI</text:p>
          </table:table-cell>
          <table:table-cell/>
          <table:table-cell table:style-name="ce1" office:value-type="string" calcext:value-type="string">
            <text:p>Full-LI</text:p>
          </table:table-cell>
          <table:table-cell table:style-name="ce1"/>
          <table:table-cell table:style-name="ce1" office:value-type="string" calcext:value-type="string">
            <text:p>Zou</text:p>
          </table:table-cell>
          <table:table-cell table:style-name="ce1"/>
          <table:table-cell table:number-columns-repeated="29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 table:style-name="ce1" office:value-type="string" calcext:value-type="string">
            <text:p>IT (s)</text:p>
          </table:table-cell>
          <table:table-cell table:style-name="ce1" office:value-type="string" calcext:value-type="string">
            <text:p>IS (MB)</text:p>
          </table:table-cell>
          <table:table-cell office:value-type="string" calcext:value-type="string">
            <text:p>IT (s)</text:p>
          </table:table-cell>
          <table:table-cell office:value-type="string" calcext:value-type="string">
            <text:p>IS (MB)</text:p>
          </table:table-cell>
          <table:table-cell table:style-name="ce1" office:value-type="string" calcext:value-type="string">
            <text:p>IT (s)</text:p>
          </table:table-cell>
          <table:table-cell table:style-name="ce1" office:value-type="string" calcext:value-type="string">
            <text:p>IS (MB)</text:p>
          </table:table-cell>
          <table:table-cell table:style-name="ce1" office:value-type="string" calcext:value-type="string">
            <text:p>IT (s)</text:p>
          </table:table-cell>
          <table:table-cell table:style-name="ce1" office:value-type="string" calcext:value-type="string">
            <text:p>IS (MB)</text:p>
          </table:table-cell>
          <table:table-cell table:number-columns-repeated="29"/>
        </table:table-row>
        <table:table-row table:style-name="ro3">
          <table:table-cell table:number-columns-repeated="3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4.05" calcext:value-type="float">
            <text:p>4.1</text:p>
          </table:table-cell>
          <table:table-cell table:style-name="ce2" office:value-type="float" office:value="115.57" calcext:value-type="float">
            <text:p>115.6</text:p>
          </table:table-cell>
          <table:table-cell table:style-name="ce2" office:value-type="float" office:value="3.46" calcext:value-type="float">
            <text:p>3.5</text:p>
          </table:table-cell>
          <table:table-cell table:style-name="ce2" office:value-type="float" office:value="115.05" calcext:value-type="float">
            <text:p>115.1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357.9" calcext:value-type="float">
            <text:p>357.9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641.708333333333" calcext:value-type="float">
            <text:p>641.7</text:p>
          </table:table-cell>
          <table:table-cell office:value-type="float" office:value="227.061214939936" calcext:value-type="float">
            <text:p>227.06</text:p>
          </table:table-cell>
          <table:table-cell table:style-name="ce2" office:value-type="float" office:value="286.601666666667" calcext:value-type="float">
            <text:p>286.6</text:p>
          </table:table-cell>
          <table:table-cell office:value-type="float" office:value="353.329210269969" calcext:value-type="float">
            <text:p>353.33</text:p>
          </table:table-cell>
          <table:table-cell table:style-name="ce2" office:value-type="float" office:value="1068.78166666667" calcext:value-type="float">
            <text:p>1068.8</text:p>
          </table:table-cell>
          <table:table-cell office:value-type="float" office:value="658.373864322305" calcext:value-type="float">
            <text:p>658.37</text:p>
          </table:table-cell>
          <table:table-cell table:number-columns-repeated="23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3.14" calcext:value-type="float">
            <text:p>3.1</text:p>
          </table:table-cell>
          <table:table-cell table:style-name="ce2" office:value-type="float" office:value="129.3" calcext:value-type="float">
            <text:p>129.3</text:p>
          </table:table-cell>
          <table:table-cell table:style-name="ce2" office:value-type="float" office:value="2.44" calcext:value-type="float">
            <text:p>2.4</text:p>
          </table:table-cell>
          <table:table-cell table:style-name="ce2" office:value-type="float" office:value="128.5" calcext:value-type="float">
            <text:p>128.5</text:p>
          </table:table-cell>
          <table:table-cell table:style-name="ce2" office:value-type="float" office:value="7.63" calcext:value-type="float">
            <text:p>7.6</text:p>
          </table:table-cell>
          <table:table-cell table:style-name="ce2" office:value-type="float" office:value="462.7" calcext:value-type="float">
            <text:p>462.7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900.806666666667" calcext:value-type="float">
            <text:p>900.8</text:p>
          </table:table-cell>
          <table:table-cell office:value-type="float" office:value="160.240571547907" calcext:value-type="float">
            <text:p>160.24</text:p>
          </table:table-cell>
          <table:table-cell table:style-name="ce2" office:value-type="float" office:value="798.458333333333" calcext:value-type="float">
            <text:p>798.5</text:p>
          </table:table-cell>
          <table:table-cell office:value-type="float" office:value="203.605742101412" calcext:value-type="float">
            <text:p>203.61</text:p>
          </table:table-cell>
          <table:table-cell table:style-name="ce2" office:value-type="float" office:value="1849.52833333333" calcext:value-type="float">
            <text:p>1849.5</text:p>
          </table:table-cell>
          <table:table-cell office:value-type="float" office:value="630.34853635259" calcext:value-type="float">
            <text:p>630.35</text:p>
          </table:table-cell>
          <table:table-cell table:number-columns-repeated="2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82.7" calcext:value-type="float">
            <text:p>182.7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181.7" calcext:value-type="float">
            <text:p>181.7</text:p>
          </table:table-cell>
          <table:table-cell table:style-name="ce2" office:value-type="float" office:value="23.4" calcext:value-type="float">
            <text:p>23.4</text:p>
          </table:table-cell>
          <table:table-cell table:style-name="ce2" office:value-type="float" office:value="637.4" calcext:value-type="float">
            <text:p>637.4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093.43240740741" calcext:value-type="float">
            <text:p>1093.4</text:p>
          </table:table-cell>
          <table:table-cell office:value-type="float" office:value="514.372082378117" calcext:value-type="float">
            <text:p>514.37</text:p>
          </table:table-cell>
          <table:table-cell table:style-name="ce2" office:value-type="float" office:value="793.86" calcext:value-type="float">
            <text:p>793.9</text:p>
          </table:table-cell>
          <table:table-cell office:value-type="float" office:value="430.425067332837" calcext:value-type="float">
            <text:p>430.43</text:p>
          </table:table-cell>
          <table:table-cell table:style-name="ce2" office:value-type="float" office:value="2298.40833333333" calcext:value-type="float">
            <text:p>2298.4</text:p>
          </table:table-cell>
          <table:table-cell office:value-type="float" office:value="630.248842598037" calcext:value-type="float">
            <text:p>630.25</text:p>
          </table:table-cell>
          <table:table-cell table:number-columns-repeated="23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33.8" calcext:value-type="float">
            <text:p>33.8</text:p>
          </table:table-cell>
          <table:table-cell table:style-name="ce2" office:value-type="float" office:value="267.4" calcext:value-type="float">
            <text:p>267.4</text:p>
          </table:table-cell>
          <table:table-cell table:style-name="ce2" office:value-type="float" office:value="37.6" calcext:value-type="float">
            <text:p>37.6</text:p>
          </table:table-cell>
          <table:table-cell table:style-name="ce2" office:value-type="float" office:value="266.3" calcext:value-type="float">
            <text:p>266.3</text:p>
          </table:table-cell>
          <table:table-cell table:style-name="ce2" office:value-type="float" office:value="64.3" calcext:value-type="float">
            <text:p>64.3</text:p>
          </table:table-cell>
          <table:table-cell table:style-name="ce2" office:value-type="float" office:value="909" calcext:value-type="float">
            <text:p>909.0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067.37166666667" calcext:value-type="float">
            <text:p>1067.4</text:p>
          </table:table-cell>
          <table:table-cell office:value-type="float" office:value="490.620361766611" calcext:value-type="float">
            <text:p>490.62</text:p>
          </table:table-cell>
          <table:table-cell table:style-name="ce2" office:value-type="float" office:value="685.611666666667" calcext:value-type="float">
            <text:p>685.6</text:p>
          </table:table-cell>
          <table:table-cell office:value-type="float" office:value="603.980266943107" calcext:value-type="float">
            <text:p>603.98</text:p>
          </table:table-cell>
          <table:table-cell table:style-name="ce2" office:value-type="float" office:value="2287.60666666667" calcext:value-type="float">
            <text:p>2287.6</text:p>
          </table:table-cell>
          <table:table-cell office:value-type="float" office:value="589.861187689685" calcext:value-type="float">
            <text:p>589.86</text:p>
          </table:table-cell>
          <table:table-cell table:number-columns-repeated="23"/>
        </table:table-row>
        <table:table-row table:style-name="ro3" table:number-rows-repeated="7">
          <table:table-cell table:number-columns-repeated="39"/>
        </table:table-row>
        <table:table-row table:style-name="ro3">
          <table:table-cell/>
          <table:table-cell office:value-type="string" calcext:value-type="string">
            <text:p>PA</text:p>
          </table:table-cell>
          <table:table-cell table:number-columns-repeated="31"/>
          <table:table-cell office:value-type="float" office:value="1719.81" calcext:value-type="float">
            <text:p>1719.81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" office:value-type="string" calcext:value-type="string">
            <text:p>Step</text:p>
          </table:table-cell>
          <table:table-cell table:style-name="ce1"/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1800-second limit</text:p>
          </table:table-cell>
          <table:table-cell table:style-name="ce1" office:value-type="string" calcext:value-type="string">
            <text:p>7200-second limit</text:p>
          </table:table-cell>
          <table:table-cell table:number-columns-repeated="2"/>
          <table:table-cell office:value-type="string" calcext:value-type="string">
            <text:p>#SCCs</text:p>
          </table:table-cell>
          <table:table-cell table:number-columns-repeated="7"/>
          <table:table-cell office:value-type="string" calcext:value-type="string">
            <text:p>Average LI+</text:p>
          </table:table-cell>
          <table:table-cell office:value-type="string" calcext:value-type="string">
            <text:p>stddev</text:p>
          </table:table-cell>
          <table:table-cell table:number-columns-repeated="12"/>
          <table:table-cell office:value-type="string" calcext:value-type="string">
            <text:p>Average LI</text:p>
          </table:table-cell>
          <table:table-cell table:number-columns-repeated="2"/>
          <table:table-cell office:value-type="string" calcext:value-type="string">
            <text:p>Average Full-LI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 table:style-name="ce1" table:number-columns-repeated="2"/>
          <table:table-cell table:number-columns-repeated="35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7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2" office:value-type="float" office:value="284.02" calcext:value-type="float">
            <text:p>284.02</text:p>
          </table:table-cell>
          <table:table-cell office:value-type="float" office:value="289.37" calcext:value-type="float">
            <text:p>289.37</text:p>
          </table:table-cell>
          <table:table-cell office:value-type="float" office:value="2184" calcext:value-type="float">
            <text:p>2184</text:p>
          </table:table-cell>
          <table:table-cell office:value-type="float" office:value="3507" calcext:value-type="float">
            <text:p>3507</text:p>
          </table:table-cell>
          <table:table-cell office:value-type="float" office:value="3528" calcext:value-type="float">
            <text:p>3528</text:p>
          </table:table-cell>
          <table:table-cell table:style-name="ce3" office:value-type="float" office:value="1821" calcext:value-type="float">
            <text:p>1821</text:p>
          </table:table-cell>
          <table:table-cell table:style-name="ce3"/>
          <table:table-cell/>
          <table:table-cell office:value-type="float" office:value="507.74" calcext:value-type="float">
            <text:p>507.74</text:p>
          </table:table-cell>
          <table:table-cell office:value-type="float" office:value="215.93" calcext:value-type="float">
            <text:p>215.93</text:p>
          </table:table-cell>
          <table:table-cell office:value-type="float" office:value="489.42" calcext:value-type="float">
            <text:p>489.42</text:p>
          </table:table-cell>
          <table:table-cell office:value-type="float" office:value="426.25" calcext:value-type="float">
            <text:p>426.25</text:p>
          </table:table-cell>
          <table:table-cell office:value-type="float" office:value="438.64" calcext:value-type="float">
            <text:p>438.64</text:p>
          </table:table-cell>
          <table:table-cell table:formula="of:=AVERAGE([.O30:.T30])" office:value-type="float" office:value="415.596" calcext:value-type="float">
            <text:p>415.6</text:p>
          </table:table-cell>
          <table:table-cell table:style-name="ce3" table:formula="of:=STDEV([.O30:.T30])" office:value-type="float" office:value="116.674274071022" calcext:value-type="float">
            <text:p>116.67</text:p>
          </table:table-cell>
          <table:table-cell office:value-type="float" office:value="335.36" calcext:value-type="float">
            <text:p>335.36</text:p>
          </table:table-cell>
          <table:table-cell office:value-type="float" office:value="960.47" calcext:value-type="float">
            <text:p>960.47</text:p>
          </table:table-cell>
          <table:table-cell office:value-type="float" office:value="297.83" calcext:value-type="float">
            <text:p>297.83</text:p>
          </table:table-cell>
          <table:table-cell office:value-type="float" office:value="1108.06" calcext:value-type="float">
            <text:p>1108.06</text:p>
          </table:table-cell>
          <table:table-cell office:value-type="float" office:value="332.16" calcext:value-type="float">
            <text:p>332.16</text:p>
          </table:table-cell>
          <table:table-cell office:value-type="float" office:value="1044.87" calcext:value-type="float">
            <text:p>1044.87</text:p>
          </table:table-cell>
          <table:table-cell office:value-type="float" office:value="429.84" calcext:value-type="float">
            <text:p>429.84</text:p>
          </table:table-cell>
          <table:table-cell office:value-type="float" office:value="1400.5" calcext:value-type="float">
            <text:p>1400.5</text:p>
          </table:table-cell>
          <table:table-cell office:value-type="float" office:value="420.72" calcext:value-type="float">
            <text:p>420.72</text:p>
          </table:table-cell>
          <table:table-cell office:value-type="float" office:value="1603.1" calcext:value-type="float">
            <text:p>1603.1</text:p>
          </table:table-cell>
          <table:table-cell office:value-type="float" office:value="420.06" calcext:value-type="float">
            <text:p>420.06</text:p>
          </table:table-cell>
          <table:table-cell office:value-type="float" office:value="1719" calcext:value-type="float">
            <text:p>1719</text:p>
          </table:table-cell>
          <table:table-cell table:formula="of:=AVERAGE([.W30:.AB30])" office:value-type="float" office:value="679.791666666667" calcext:value-type="float">
            <text:p>679.79</text:p>
          </table:table-cell>
          <table:table-cell table:formula="of:=STDEV([.X30:.AC30])" office:value-type="float" office:value="380.317462834231" calcext:value-type="float">
            <text:p>380.32</text:p>
          </table:table-cell>
          <table:table-cell/>
          <table:table-cell table:formula="of:=AVERAGE([.AC30:.AH30])" office:value-type="float" office:value="998.87" calcext:value-type="float">
            <text:p>998.87</text:p>
          </table:table-cell>
          <table:table-cell table:formula="of:=STDEV([.AD30:.AI30])" office:value-type="float" office:value="600.943349879926" calcext:value-type="float">
            <text:p>600.94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1.46" calcext:value-type="float">
            <text:p>261.46</text:p>
          </table:table-cell>
          <table:table-cell table:number-columns-repeated="2" office:value-type="float" office:value="261.47" calcext:value-type="float">
            <text:p>261.47</text:p>
          </table:table-cell>
          <table:table-cell office:value-type="float" office:value="264.3" calcext:value-type="float">
            <text:p>264.3</text:p>
          </table:table-cell>
          <table:table-cell office:value-type="float" office:value="6970" calcext:value-type="float">
            <text:p>6970</text:p>
          </table:table-cell>
          <table:table-cell office:value-type="float" office:value="12610" calcext:value-type="float">
            <text:p>12610</text:p>
          </table:table-cell>
          <table:table-cell office:value-type="float" office:value="12675" calcext:value-type="float">
            <text:p>12675</text:p>
          </table:table-cell>
          <table:table-cell table:style-name="ce3" office:value-type="float" office:value="572" calcext:value-type="float">
            <text:p>572</text:p>
          </table:table-cell>
          <table:table-cell table:style-name="ce3"/>
          <table:table-cell/>
          <table:table-cell office:value-type="float" office:value="628.59" calcext:value-type="float">
            <text:p>628.59</text:p>
          </table:table-cell>
          <table:table-cell office:value-type="float" office:value="800.78" calcext:value-type="float">
            <text:p>800.78</text:p>
          </table:table-cell>
          <table:table-cell office:value-type="float" office:value="427.52" calcext:value-type="float">
            <text:p>427.52</text:p>
          </table:table-cell>
          <table:table-cell office:value-type="float" office:value="852.74" calcext:value-type="float">
            <text:p>852.74</text:p>
          </table:table-cell>
          <table:table-cell office:value-type="float" office:value="164.84" calcext:value-type="float">
            <text:p>164.84</text:p>
          </table:table-cell>
          <table:table-cell table:formula="of:=AVERAGE([.O31:.T31])" office:value-type="float" office:value="574.894" calcext:value-type="float">
            <text:p>574.89</text:p>
          </table:table-cell>
          <table:table-cell table:style-name="ce3" table:formula="of:=STDEV([.O31:.T31])" office:value-type="float" office:value="283.27086150891" calcext:value-type="float">
            <text:p>283.27</text:p>
          </table:table-cell>
          <table:table-cell office:value-type="float" office:value="877.59" calcext:value-type="float">
            <text:p>877.59</text:p>
          </table:table-cell>
          <table:table-cell office:value-type="float" office:value="1209.34" calcext:value-type="float">
            <text:p>1209.34</text:p>
          </table:table-cell>
          <table:table-cell office:value-type="float" office:value="1355.33" calcext:value-type="float">
            <text:p>1355.33</text:p>
          </table:table-cell>
          <table:table-cell office:value-type="float" office:value="1068.72" calcext:value-type="float">
            <text:p>1068.72</text:p>
          </table:table-cell>
          <table:table-cell office:value-type="float" office:value="903.03" calcext:value-type="float">
            <text:p>903.03</text:p>
          </table:table-cell>
          <table:table-cell office:value-type="float" office:value="1277.12" calcext:value-type="float">
            <text:p>1277.12</text:p>
          </table:table-cell>
          <table:table-cell office:value-type="float" office:value="1334.59" calcext:value-type="float">
            <text:p>1334.59</text:p>
          </table:table-cell>
          <table:table-cell office:value-type="float" office:value="2451.64" calcext:value-type="float">
            <text:p>2451.64</text:p>
          </table:table-cell>
          <table:table-cell office:value-type="float" office:value="1976.26" calcext:value-type="float">
            <text:p>1976.26</text:p>
          </table:table-cell>
          <table:table-cell office:value-type="float" office:value="1936.3" calcext:value-type="float">
            <text:p>1936.3</text:p>
          </table:table-cell>
          <table:table-cell office:value-type="float" office:value="1273.06" calcext:value-type="float">
            <text:p>1273.06</text:p>
          </table:table-cell>
          <table:table-cell office:value-type="float" office:value="2167.5" calcext:value-type="float">
            <text:p>2167.5</text:p>
          </table:table-cell>
          <table:table-cell table:formula="of:=AVERAGE([.W31:.AB31])" office:value-type="float" office:value="1115.18833333333" calcext:value-type="float">
            <text:p>1115.19</text:p>
          </table:table-cell>
          <table:table-cell table:formula="of:=STDEV([.X31:.AC31])" office:value-type="float" office:value="175.073590327039" calcext:value-type="float">
            <text:p>175.07</text:p>
          </table:table-cell>
          <table:table-cell/>
          <table:table-cell table:formula="of:=AVERAGE([.AC31:.AH31])" office:value-type="float" office:value="1856.55833333333" calcext:value-type="float">
            <text:p>1856.56</text:p>
          </table:table-cell>
          <table:table-cell table:formula="of:=STDEV([.AD31:.AI31])" office:value-type="float" office:value="520.302040323606" calcext:value-type="float">
            <text:p>520.3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022.77" calcext:value-type="float">
            <text:p>1022.77</text:p>
          </table:table-cell>
          <table:table-cell office:value-type="float" office:value="1025.72" calcext:value-type="float">
            <text:p>1025.72</text:p>
          </table:table-cell>
          <table:table-cell table:number-columns-repeated="3" office:value-type="string" calcext:value-type="string">
            <text:p>-</text:p>
          </table:table-cell>
          <table:table-cell table:style-name="ce3" office:value-type="float" office:value="203" calcext:value-type="float">
            <text:p>203</text:p>
          </table:table-cell>
          <table:table-cell table:style-name="ce3"/>
          <table:table-cell/>
          <table:table-cell office:value-type="float" office:value="696.93" calcext:value-type="float">
            <text:p>696.93</text:p>
          </table:table-cell>
          <table:table-cell office:value-type="float" office:value="755.81" calcext:value-type="float">
            <text:p>755.81</text:p>
          </table:table-cell>
          <table:table-cell office:value-type="float" office:value="97.61" calcext:value-type="float">
            <text:p>97.61</text:p>
          </table:table-cell>
          <table:table-cell office:value-type="float" office:value="1205.2" calcext:value-type="float">
            <text:p>1205.2</text:p>
          </table:table-cell>
          <table:table-cell office:value-type="float" office:value="38.57" calcext:value-type="float">
            <text:p>38.57</text:p>
          </table:table-cell>
          <table:table-cell table:formula="of:=AVERAGE([.O32:.T32])" office:value-type="float" office:value="558.824" calcext:value-type="float">
            <text:p>558.82</text:p>
          </table:table-cell>
          <table:table-cell table:style-name="ce3" table:formula="of:=STDEV([.O32:.T32])" office:value-type="float" office:value="489.658366394367" calcext:value-type="float">
            <text:p>489.66</text:p>
          </table:table-cell>
          <table:table-cell office:value-type="float" office:value="784.59" calcext:value-type="float">
            <text:p>784.59</text:p>
          </table:table-cell>
          <table:table-cell office:value-type="float" office:value="5.38" calcext:value-type="float">
            <text:p>5.38</text:p>
          </table:table-cell>
          <table:table-cell office:value-type="float" office:value="1324.39" calcext:value-type="float">
            <text:p>1324.39</text:p>
          </table:table-cell>
          <table:table-cell office:value-type="float" office:value="2.46" calcext:value-type="float">
            <text:p>2.46</text:p>
          </table:table-cell>
          <table:table-cell office:value-type="float" office:value="1077.03" calcext:value-type="float">
            <text:p>1077.03</text:p>
          </table:table-cell>
          <table:table-cell office:value-type="float" office:value="2.61" calcext:value-type="float">
            <text:p>2.61</text:p>
          </table:table-cell>
          <table:table-cell office:value-type="float" office:value="1657.54" calcext:value-type="float">
            <text:p>1657.54</text:p>
          </table:table-cell>
          <table:table-cell office:value-type="float" office:value="3527.19" calcext:value-type="float">
            <text:p>3527.19</text:p>
          </table:table-cell>
          <table:table-cell office:value-type="float" office:value="1738.95" calcext:value-type="float">
            <text:p>1738.95</text:p>
          </table:table-cell>
          <table:table-cell office:value-type="float" office:value="3324.21" calcext:value-type="float">
            <text:p>3324.21</text:p>
          </table:table-cell>
          <table:table-cell office:value-type="float" office:value="1555.14" calcext:value-type="float">
            <text:p>1555.14</text:p>
          </table:table-cell>
          <table:table-cell office:value-type="float" office:value="1721.59" calcext:value-type="float">
            <text:p>1721.59</text:p>
          </table:table-cell>
          <table:table-cell table:formula="of:=AVERAGE([.W32:.AB32])" office:value-type="float" office:value="532.743333333333" calcext:value-type="float">
            <text:p>532.74</text:p>
          </table:table-cell>
          <table:table-cell table:formula="of:=STDEV([.X32:.AC32])" office:value-type="float" office:value="761.769894567907" calcext:value-type="float">
            <text:p>761.77</text:p>
          </table:table-cell>
          <table:table-cell/>
          <table:table-cell table:formula="of:=AVERAGE([.AC32:.AH32])" office:value-type="float" office:value="2254.10333333333" calcext:value-type="float">
            <text:p>2254.1</text:p>
          </table:table-cell>
          <table:table-cell table:formula="of:=STDEV([.AD32:.AI32])" office:value-type="float" office:value="1145.04149094824" calcext:value-type="float">
            <text:p>1145.04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756.99" calcext:value-type="float">
            <text:p>3756.99</text:p>
          </table:table-cell>
          <table:table-cell table:number-columns-repeated="4" office:value-type="string" calcext:value-type="string">
            <text:p>-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/>
          <table:table-cell office:value-type="float" office:value="293.33" calcext:value-type="float">
            <text:p>293.33</text:p>
          </table:table-cell>
          <table:table-cell office:value-type="float" office:value="1319" calcext:value-type="float">
            <text:p>1319</text:p>
          </table:table-cell>
          <table:table-cell office:value-type="float" office:value="49.56" calcext:value-type="float">
            <text:p>49.56</text:p>
          </table:table-cell>
          <table:table-cell office:value-type="float" office:value="1337.72" calcext:value-type="float">
            <text:p>1337.72</text:p>
          </table:table-cell>
          <table:table-cell office:value-type="float" office:value="53.82" calcext:value-type="float">
            <text:p>53.82</text:p>
          </table:table-cell>
          <table:table-cell table:formula="of:=AVERAGE([.O33:.T33])" office:value-type="float" office:value="610.686" calcext:value-type="float">
            <text:p>610.69</text:p>
          </table:table-cell>
          <table:table-cell table:style-name="ce3" table:formula="of:=STDEV([.O33:.T33])" office:value-type="float" office:value="662.563981876468" calcext:value-type="float">
            <text:p>662.56</text:p>
          </table:table-cell>
          <table:table-cell office:value-type="float" office:value="1133.33" calcext:value-type="float">
            <text:p>1133.33</text:p>
          </table:table-cell>
          <table:table-cell office:value-type="float" office:value="1.94" calcext:value-type="float">
            <text:p>1.94</text:p>
          </table:table-cell>
          <table:table-cell office:value-type="float" office:value="596.2" calcext:value-type="float">
            <text:p>596.2</text:p>
          </table:table-cell>
          <table:table-cell office:value-type="float" office:value="1.98" calcext:value-type="float">
            <text:p>1.98</text:p>
          </table:table-cell>
          <table:table-cell office:value-type="float" office:value="690.38" calcext:value-type="float">
            <text:p>690.38</text:p>
          </table:table-cell>
          <table:table-cell office:value-type="float" office:value="2.71" calcext:value-type="float">
            <text:p>2.71</text:p>
          </table:table-cell>
          <table:table-cell office:value-type="float" office:value="2394.3" calcext:value-type="float">
            <text:p>2394.3</text:p>
          </table:table-cell>
          <table:table-cell office:value-type="float" office:value="3961.44" calcext:value-type="float">
            <text:p>3961.44</text:p>
          </table:table-cell>
          <table:table-cell office:value-type="float" office:value="1970.42" calcext:value-type="float">
            <text:p>1970.42</text:p>
          </table:table-cell>
          <table:table-cell office:value-type="float" office:value="1827.92" calcext:value-type="float">
            <text:p>1827.92</text:p>
          </table:table-cell>
          <table:table-cell office:value-type="float" office:value="1739.44" calcext:value-type="float">
            <text:p>1739.44</text:p>
          </table:table-cell>
          <table:table-cell office:value-type="float" office:value="2640.92" calcext:value-type="float">
            <text:p>2640.92</text:p>
          </table:table-cell>
          <table:table-cell table:formula="of:=AVERAGE([.W33:.AB33])" office:value-type="float" office:value="404.423333333333" calcext:value-type="float">
            <text:p>404.42</text:p>
          </table:table-cell>
          <table:table-cell table:formula="of:=STDEV([.X33:.AC33])" office:value-type="float" office:value="927.197731786484" calcext:value-type="float">
            <text:p>927.2</text:p>
          </table:table-cell>
          <table:table-cell/>
          <table:table-cell table:formula="of:=AVERAGE([.AC33:.AH33])" office:value-type="float" office:value="2422.40666666667" calcext:value-type="float">
            <text:p>2422.41</text:p>
          </table:table-cell>
          <table:table-cell table:formula="of:=STDEV([.AD33:.AI33])" office:value-type="float" office:value="1170.7128909295" calcext:value-type="float">
            <text:p>1170.71</text:p>
          </table:table-cell>
        </table:table-row>
        <table:table-row table:style-name="ro3" table:number-rows-repeated="2">
          <table:table-cell table:number-columns-repeated="39"/>
        </table:table-row>
        <table:table-row table:style-name="ro3">
          <table:table-cell/>
          <table:table-cell office:value-type="string" calcext:value-type="string">
            <text:p>ER </text:p>
          </table:table-cell>
          <table:table-cell table:number-columns-repeated="37"/>
        </table:table-row>
        <table:table-row table:style-name="ro3">
          <table:table-cell table:number-columns-repeated="39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 table:number-columns-repeated="37"/>
        </table:table-row>
        <table:table-row table:style-name="ro3">
          <table:table-cell table:number-columns-repeated="3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8.56" calcext:value-type="float">
            <text:p>48.56</text:p>
          </table:table-cell>
          <table:table-cell table:number-columns-repeated="2" office:value-type="float" office:value="48.57" calcext:value-type="float">
            <text:p>48.57</text:p>
          </table:table-cell>
          <table:table-cell office:value-type="float" office:value="51.26" calcext:value-type="float">
            <text:p>51.26</text:p>
          </table:table-cell>
          <table:table-cell table:number-columns-repeated="3" office:value-type="string" calcext:value-type="string">
            <text:p>-</text:p>
          </table:table-cell>
          <table:table-cell table:style-name="ce3" office:value-type="float" office:value="2182" calcext:value-type="float">
            <text:p>2182</text:p>
          </table:table-cell>
          <table:table-cell table:number-columns-repeated="2"/>
          <table:table-cell office:value-type="float" office:value="194.97" calcext:value-type="float">
            <text:p>194.97</text:p>
          </table:table-cell>
          <table:table-cell office:value-type="float" office:value="458.71" calcext:value-type="float">
            <text:p>458.71</text:p>
          </table:table-cell>
          <table:table-cell office:value-type="float" office:value="181.34" calcext:value-type="float">
            <text:p>181.34</text:p>
          </table:table-cell>
          <table:table-cell office:value-type="float" office:value="621.43" calcext:value-type="float">
            <text:p>621.43</text:p>
          </table:table-cell>
          <table:table-cell office:value-type="float" office:value="70.32" calcext:value-type="float">
            <text:p>70.32</text:p>
          </table:table-cell>
          <table:table-cell table:formula="of:=AVERAGE([.O40:.T40])" office:value-type="float" office:value="305.354" calcext:value-type="float">
            <text:p>305.35</text:p>
          </table:table-cell>
          <table:table-cell table:style-name="ce3" table:formula="of:=STDEV([.O40:.T40])" office:value-type="float" office:value="227.061214939936" calcext:value-type="float">
            <text:p>227.06</text:p>
          </table:table-cell>
          <table:table-cell office:value-type="float" office:value="316.64" calcext:value-type="float">
            <text:p>316.64</text:p>
          </table:table-cell>
          <table:table-cell office:value-type="float" office:value="932.35" calcext:value-type="float">
            <text:p>932.35</text:p>
          </table:table-cell>
          <table:table-cell office:value-type="float" office:value="268.53" calcext:value-type="float">
            <text:p>268.53</text:p>
          </table:table-cell>
          <table:table-cell office:value-type="float" office:value="990.46" calcext:value-type="float">
            <text:p>990.46</text:p>
          </table:table-cell>
          <table:table-cell office:value-type="float" office:value="320.43" calcext:value-type="float">
            <text:p>320.43</text:p>
          </table:table-cell>
          <table:table-cell office:value-type="float" office:value="1021.84" calcext:value-type="float">
            <text:p>1021.84</text:p>
          </table:table-cell>
          <table:table-cell office:value-type="float" office:value="456.3" calcext:value-type="float">
            <text:p>456.3</text:p>
          </table:table-cell>
          <table:table-cell office:value-type="float" office:value="1500.11" calcext:value-type="float">
            <text:p>1500.11</text:p>
          </table:table-cell>
          <table:table-cell office:value-type="float" office:value="446.57" calcext:value-type="float">
            <text:p>446.57</text:p>
          </table:table-cell>
          <table:table-cell office:value-type="float" office:value="1717.63" calcext:value-type="float">
            <text:p>1717.63</text:p>
          </table:table-cell>
          <table:table-cell office:value-type="float" office:value="444.44" calcext:value-type="float">
            <text:p>444.44</text:p>
          </table:table-cell>
          <table:table-cell office:value-type="float" office:value="1847.64" calcext:value-type="float">
            <text:p>1847.64</text:p>
          </table:table-cell>
          <table:table-cell table:formula="of:=AVERAGE([.W40:.AB40])" office:value-type="float" office:value="641.708333333333" calcext:value-type="float">
            <text:p>641.71</text:p>
          </table:table-cell>
          <table:table-cell table:formula="of:=STDEV([.X40:.AC40])" office:value-type="float" office:value="353.329210269969" calcext:value-type="float">
            <text:p>353.33</text:p>
          </table:table-cell>
          <table:table-cell/>
          <table:table-cell table:formula="of:=AVERAGE([.AC40:.AH40])" office:value-type="float" office:value="1068.78166666667" calcext:value-type="float">
            <text:p>1068.78</text:p>
          </table:table-cell>
          <table:table-cell table:formula="of:=STDEV([.AD40:.AI40])" office:value-type="float" office:value="658.373864322305" calcext:value-type="float">
            <text:p>658.37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0.36" calcext:value-type="float">
            <text:p>370.36</text:p>
          </table:table-cell>
          <table:table-cell office:value-type="float" office:value="370.37" calcext:value-type="float">
            <text:p>370.37</text:p>
          </table:table-cell>
          <table:table-cell office:value-type="float" office:value="370.38" calcext:value-type="float">
            <text:p>370.38</text:p>
          </table:table-cell>
          <table:table-cell office:value-type="float" office:value="379.03" calcext:value-type="float">
            <text:p>379.03</text:p>
          </table:table-cell>
          <table:table-cell table:number-columns-repeated="3" office:value-type="string" calcext:value-type="string">
            <text:p>-</text:p>
          </table:table-cell>
          <table:table-cell table:style-name="ce3" office:value-type="float" office:value="859" calcext:value-type="float">
            <text:p>859</text:p>
          </table:table-cell>
          <table:table-cell table:number-columns-repeated="2"/>
          <table:table-cell office:value-type="float" office:value="597.33" calcext:value-type="float">
            <text:p>597.33</text:p>
          </table:table-cell>
          <table:table-cell office:value-type="float" office:value="988.2" calcext:value-type="float">
            <text:p>988.2</text:p>
          </table:table-cell>
          <table:table-cell office:value-type="float" office:value="901.67" calcext:value-type="float">
            <text:p>901.67</text:p>
          </table:table-cell>
          <table:table-cell office:value-type="float" office:value="967.82" calcext:value-type="float">
            <text:p>967.82</text:p>
          </table:table-cell>
          <table:table-cell office:value-type="float" office:value="793.29" calcext:value-type="float">
            <text:p>793.29</text:p>
          </table:table-cell>
          <table:table-cell table:formula="of:=AVERAGE([.O41:.T41])" office:value-type="float" office:value="849.662" calcext:value-type="float">
            <text:p>849.66</text:p>
          </table:table-cell>
          <table:table-cell table:style-name="ce3" table:formula="of:=STDEV([.O41:.T41])" office:value-type="float" office:value="160.240571547907" calcext:value-type="float">
            <text:p>160.24</text:p>
          </table:table-cell>
          <table:table-cell office:value-type="float" office:value="798.31" calcext:value-type="float">
            <text:p>798.31</text:p>
          </table:table-cell>
          <table:table-cell office:value-type="float" office:value="1065.99" calcext:value-type="float">
            <text:p>1065.99</text:p>
          </table:table-cell>
          <table:table-cell office:value-type="float" office:value="894.06" calcext:value-type="float">
            <text:p>894.06</text:p>
          </table:table-cell>
          <table:table-cell office:value-type="float" office:value="919.19" calcext:value-type="float">
            <text:p>919.19</text:p>
          </table:table-cell>
          <table:table-cell office:value-type="float" office:value="973.04" calcext:value-type="float">
            <text:p>973.04</text:p>
          </table:table-cell>
          <table:table-cell office:value-type="float" office:value="754.25" calcext:value-type="float">
            <text:p>754.25</text:p>
          </table:table-cell>
          <table:table-cell office:value-type="float" office:value="1352.6" calcext:value-type="float">
            <text:p>1352.6</text:p>
          </table:table-cell>
          <table:table-cell office:value-type="float" office:value="2588.25" calcext:value-type="float">
            <text:p>2588.25</text:p>
          </table:table-cell>
          <table:table-cell office:value-type="float" office:value="1453.76" calcext:value-type="float">
            <text:p>1453.76</text:p>
          </table:table-cell>
          <table:table-cell office:value-type="float" office:value="2313.34" calcext:value-type="float">
            <text:p>2313.34</text:p>
          </table:table-cell>
          <table:table-cell office:value-type="float" office:value="1416.06" calcext:value-type="float">
            <text:p>1416.06</text:p>
          </table:table-cell>
          <table:table-cell office:value-type="float" office:value="1973.16" calcext:value-type="float">
            <text:p>1973.16</text:p>
          </table:table-cell>
          <table:table-cell table:formula="of:=AVERAGE([.W41:.AB41])" office:value-type="float" office:value="900.806666666667" calcext:value-type="float">
            <text:p>900.81</text:p>
          </table:table-cell>
          <table:table-cell table:formula="of:=STDEV([.X41:.AC41])" office:value-type="float" office:value="203.605742101412" calcext:value-type="float">
            <text:p>203.61</text:p>
          </table:table-cell>
          <table:table-cell/>
          <table:table-cell table:formula="of:=AVERAGE([.AC41:.AH41])" office:value-type="float" office:value="1849.52833333333" calcext:value-type="float">
            <text:p>1849.53</text:p>
          </table:table-cell>
          <table:table-cell table:formula="of:=STDEV([.AD41:.AI41])" office:value-type="float" office:value="630.34853635259" calcext:value-type="float">
            <text:p>630.35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31.44736842105" calcext:value-type="float">
            <text:p>1431.45</text:p>
          </table:table-cell>
          <table:table-cell office:value-type="float" office:value="1431.45789473684" calcext:value-type="float">
            <text:p>1431.46</text:p>
          </table:table-cell>
          <table:table-cell office:value-type="float" office:value="1431.46315789474" calcext:value-type="float">
            <text:p>1431.46</text:p>
          </table:table-cell>
          <table:table-cell office:value-type="float" office:value="1440.33157894737" calcext:value-type="float">
            <text:p>1440.33</text:p>
          </table:table-cell>
          <table:table-cell table:number-columns-repeated="3" office:value-type="string" calcext:value-type="string">
            <text:p>-</text:p>
          </table:table-cell>
          <table:table-cell table:style-name="ce3" office:value-type="float" office:value="349" calcext:value-type="float">
            <text:p>349</text:p>
          </table:table-cell>
          <table:table-cell table:number-columns-repeated="2"/>
          <table:table-cell office:value-type="float" office:value="984.34" calcext:value-type="float">
            <text:p>984.34</text:p>
          </table:table-cell>
          <table:table-cell office:value-type="float" office:value="1419.78" calcext:value-type="float">
            <text:p>1419.78</text:p>
          </table:table-cell>
          <table:table-cell office:value-type="float" office:value="825.22" calcext:value-type="float">
            <text:p>825.22</text:p>
          </table:table-cell>
          <table:table-cell office:value-type="float" office:value="1018.17" calcext:value-type="float">
            <text:p>1018.17</text:p>
          </table:table-cell>
          <table:table-cell office:value-type="float" office:value="21.27" calcext:value-type="float">
            <text:p>21.27</text:p>
          </table:table-cell>
          <table:table-cell table:formula="of:=AVERAGE([.O42:.T42])" office:value-type="float" office:value="853.756" calcext:value-type="float">
            <text:p>853.76</text:p>
          </table:table-cell>
          <table:table-cell table:style-name="ce3" table:formula="of:=STDEV([.O42:.T42])" office:value-type="float" office:value="514.372082378117" calcext:value-type="float">
            <text:p>514.37</text:p>
          </table:table-cell>
          <table:table-cell office:value-type="float" office:value="1113.58333333333" calcext:value-type="float">
            <text:p>1113.58</text:p>
          </table:table-cell>
          <table:table-cell office:value-type="float" office:value="1027.93888888889" calcext:value-type="float">
            <text:p>1027.94</text:p>
          </table:table-cell>
          <table:table-cell office:value-type="float" office:value="1238.85" calcext:value-type="float">
            <text:p>1238.85</text:p>
          </table:table-cell>
          <table:table-cell office:value-type="float" office:value="1036.02222222222" calcext:value-type="float">
            <text:p>1036.02</text:p>
          </table:table-cell>
          <table:table-cell office:value-type="float" office:value="1413.17222222222" calcext:value-type="float">
            <text:p>1413.17</text:p>
          </table:table-cell>
          <table:table-cell office:value-type="float" office:value="731.027777777778" calcext:value-type="float">
            <text:p>731.03</text:p>
          </table:table-cell>
          <table:table-cell office:value-type="float" office:value="1982.11111111111" calcext:value-type="float">
            <text:p>1982.11</text:p>
          </table:table-cell>
          <table:table-cell office:value-type="float" office:value="2803.16111111111" calcext:value-type="float">
            <text:p>2803.16</text:p>
          </table:table-cell>
          <table:table-cell office:value-type="float" office:value="1957.38333333333" calcext:value-type="float">
            <text:p>1957.38</text:p>
          </table:table-cell>
          <table:table-cell office:value-type="float" office:value="2443.08888888889" calcext:value-type="float">
            <text:p>2443.09</text:p>
          </table:table-cell>
          <table:table-cell office:value-type="float" office:value="1932.42777777778" calcext:value-type="float">
            <text:p>1932.43</text:p>
          </table:table-cell>
          <table:table-cell office:value-type="float" office:value="2672.27777777778" calcext:value-type="float">
            <text:p>2672.28</text:p>
          </table:table-cell>
          <table:table-cell table:formula="of:=AVERAGE([.W42:.AB42])" office:value-type="float" office:value="1093.43240740741" calcext:value-type="float">
            <text:p>1093.43</text:p>
          </table:table-cell>
          <table:table-cell table:formula="of:=STDEV([.X42:.AC42])" office:value-type="float" office:value="430.425067332837" calcext:value-type="float">
            <text:p>430.43</text:p>
          </table:table-cell>
          <table:table-cell/>
          <table:table-cell table:formula="of:=AVERAGE([.AC42:.AH42])" office:value-type="float" office:value="2298.40833333333" calcext:value-type="float">
            <text:p>2298.41</text:p>
          </table:table-cell>
          <table:table-cell table:formula="of:=STDEV([.AD42:.AI42])" office:value-type="float" office:value="630.248842598037" calcext:value-type="float">
            <text:p>630.25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49.39" calcext:value-type="float">
            <text:p>2349.39</text:p>
          </table:table-cell>
          <table:table-cell table:number-columns-repeated="2" office:value-type="float" office:value="2349.4" calcext:value-type="float">
            <text:p>2349.4</text:p>
          </table:table-cell>
          <table:table-cell office:value-type="float" office:value="2357.6" calcext:value-type="float">
            <text:p>2357.6</text:p>
          </table:table-cell>
          <table:table-cell table:number-columns-repeated="3" office:value-type="string" calcext:value-type="string">
            <text:p>-</text:p>
          </table:table-cell>
          <table:table-cell table:style-name="ce3" office:value-type="float" office:value="151" calcext:value-type="float">
            <text:p>151</text:p>
          </table:table-cell>
          <table:table-cell table:number-columns-repeated="2"/>
          <table:table-cell office:value-type="float" office:value="999.55" calcext:value-type="float">
            <text:p>999.55</text:p>
          </table:table-cell>
          <table:table-cell office:value-type="float" office:value="717" calcext:value-type="float">
            <text:p>717</text:p>
          </table:table-cell>
          <table:table-cell office:value-type="float" office:value="76.34" calcext:value-type="float">
            <text:p>76.34</text:p>
          </table:table-cell>
          <table:table-cell office:value-type="float" office:value="1010.9" calcext:value-type="float">
            <text:p>1010.9</text:p>
          </table:table-cell>
          <table:table-cell office:value-type="float" office:value="5.24" calcext:value-type="float">
            <text:p>5.24</text:p>
          </table:table-cell>
          <table:table-cell table:formula="of:=AVERAGE([.O43:.T43])" office:value-type="float" office:value="561.806" calcext:value-type="float">
            <text:p>561.81</text:p>
          </table:table-cell>
          <table:table-cell table:style-name="ce3" table:formula="of:=STDEV([.O43:.T43])" office:value-type="float" office:value="490.620361766611" calcext:value-type="float">
            <text:p>490.62</text:p>
          </table:table-cell>
          <table:table-cell office:value-type="float" office:value="1206.14" calcext:value-type="float">
            <text:p>1206.14</text:p>
          </table:table-cell>
          <table:table-cell office:value-type="float" office:value="784.3" calcext:value-type="float">
            <text:p>784.3</text:p>
          </table:table-cell>
          <table:table-cell office:value-type="float" office:value="1335.87" calcext:value-type="float">
            <text:p>1335.87</text:p>
          </table:table-cell>
          <table:table-cell office:value-type="float" office:value="945.65" calcext:value-type="float">
            <text:p>945.65</text:p>
          </table:table-cell>
          <table:table-cell office:value-type="float" office:value="1570.67" calcext:value-type="float">
            <text:p>1570.67</text:p>
          </table:table-cell>
          <table:table-cell office:value-type="float" office:value="561.6" calcext:value-type="float">
            <text:p>561.6</text:p>
          </table:table-cell>
          <table:table-cell office:value-type="float" office:value="2215.2" calcext:value-type="float">
            <text:p>2215.2</text:p>
          </table:table-cell>
          <table:table-cell office:value-type="float" office:value="2457.44" calcext:value-type="float">
            <text:p>2457.44</text:p>
          </table:table-cell>
          <table:table-cell office:value-type="float" office:value="2069.53" calcext:value-type="float">
            <text:p>2069.53</text:p>
          </table:table-cell>
          <table:table-cell office:value-type="float" office:value="2084.22" calcext:value-type="float">
            <text:p>2084.22</text:p>
          </table:table-cell>
          <table:table-cell office:value-type="float" office:value="2062.31" calcext:value-type="float">
            <text:p>2062.31</text:p>
          </table:table-cell>
          <table:table-cell office:value-type="float" office:value="2836.94" calcext:value-type="float">
            <text:p>2836.94</text:p>
          </table:table-cell>
          <table:table-cell table:formula="of:=AVERAGE([.W43:.AB43])" office:value-type="float" office:value="1067.37166666667" calcext:value-type="float">
            <text:p>1067.37</text:p>
          </table:table-cell>
          <table:table-cell table:formula="of:=STDEV([.X43:.AC43])" office:value-type="float" office:value="603.980266943107" calcext:value-type="float">
            <text:p>603.98</text:p>
          </table:table-cell>
          <table:table-cell/>
          <table:table-cell table:formula="of:=AVERAGE([.AC43:.AH43])" office:value-type="float" office:value="2287.60666666667" calcext:value-type="float">
            <text:p>2287.61</text:p>
          </table:table-cell>
          <table:table-cell table:formula="of:=STDEV([.AD43:.AI43])" office:value-type="float" office:value="589.861187689685" calcext:value-type="float">
            <text:p>589.86</text:p>
          </table:table-cell>
        </table:table-row>
        <table:table-row table:style-name="ro3" table:number-rows-repeated="2">
          <table:table-cell table:number-columns-repeated="39"/>
        </table:table-row>
        <table:table-row table:style-name="ro3" table:number-rows-repeated="6">
          <table:table-cell table:number-columns-repeated="13"/>
          <table:table-cell table:style-name="ce3"/>
          <table:table-cell table:number-columns-repeated="25"/>
        </table:table-row>
        <table:table-row table:style-name="ro3">
          <table:table-cell table:number-columns-repeated="39"/>
        </table:table-row>
        <table:table-row table:style-name="ro3" table:number-rows-repeated="3">
          <table:table-cell table:number-columns-repeated="13"/>
          <table:table-cell table:style-name="ce3"/>
          <table:table-cell table:number-columns-repeated="25"/>
        </table:table-row>
        <table:table-row table:style-name="ro3">
          <table:table-cell table:number-columns-repeated="39"/>
        </table:table-row>
        <table:table-row table:style-name="ro3" table:number-rows-repeated="2">
          <table:table-cell table:number-columns-repeated="13"/>
          <table:table-cell table:style-name="ce3"/>
          <table:table-cell table:number-columns-repeated="25"/>
        </table:table-row>
        <table:table-row table:style-name="ro3">
          <table:table-cell table:number-columns-repeated="13"/>
          <table:table-cell table:style-name="ce3"/>
          <table:table-cell table:number-columns-repeated="2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 style:data-style-name="N2" text:time-value="14:52:35.0611152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1M52S</meta:editing-duration>
    <meta:editing-cycles>38</meta:editing-cycles>
    <meta:generator>LibreOffice/5.1.4.2$Linux_X86_64 LibreOffice_project/10m0$Build-2</meta:generator>
    <dc:date>2016-07-21T15:02:03.069625434</dc:date>
    <meta:document-statistic meta:table-count="3" meta:cell-count="457" meta:object-count="0"/>
    <meta:user-defined meta:name="Info 1"/>
    <meta:user-defined meta:name="Info 2"/>
    <meta:user-defined meta:name="Info 3"/>
    <meta:user-defined meta:name="Info 4"/>
  </office:meta>
</office:document-meta>
</file>